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8.5cm"/>
    </style:style>
    <style:style style:name="Tabelle1.B" style:family="table-column">
      <style:table-column-properties style:column-width="8.513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6pt" fo:font-weight="bold" officeooo:paragraph-rsid="0004bb7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2pt" fo:font-weight="bold" officeooo:paragraph-rsid="0004bb7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bold" officeooo:paragraph-rsid="0005ded4"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Calibri" fo:font-size="12pt" fo:font-weight="bold" officeooo:paragraph-rsid="00064f20"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2pt" fo:font-weight="bold" officeooo:paragraph-rsid="0006aada"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Calibri" fo:font-size="12pt" fo:font-weight="normal" officeooo:paragraph-rsid="0004bb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paragraph-rsid="00064f2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normal" officeooo:paragraph-rsid="0006aada" style:font-size-asian="10.5pt" style:font-weight-asian="normal" style:font-size-complex="12pt" style:font-weight-complex="normal"/>
    </style:style>
    <style:style style:name="P9" style:family="paragraph" style:parent-style-name="Table_20_Contents">
      <style:text-properties style:font-name="Calibri" fo:font-size="12pt" style:font-size-asian="10.5pt" style:font-size-complex="12pt"/>
    </style:style>
    <style:style style:name="P10" style:family="paragraph" style:parent-style-name="Table_20_Contents">
      <style:paragraph-properties fo:text-align="start" style:justify-single-word="false"/>
      <style:text-properties style:font-name="Calibri" fo:font-size="12pt" style:font-size-asian="10.5pt" style:font-size-complex="12pt"/>
    </style:style>
    <style:style style:name="P11" style:family="paragraph" style:parent-style-name="Table_20_Contents">
      <style:paragraph-properties fo:text-align="start" style:justify-single-word="false"/>
      <style:text-properties style:font-name="Calibri" fo:font-size="12pt" officeooo:paragraph-rsid="00064f20" style:font-size-asian="10.5pt" style:font-size-complex="12pt"/>
    </style:style>
    <style:style style:name="T1" style:family="text">
      <style:text-properties officeooo:rsid="0004bb7d"/>
    </style:style>
    <style:style style:name="T2" style:family="text">
      <style:text-properties fo:font-weight="normal" officeooo:rsid="0004bb7d" style:font-weight-asian="normal" style:font-weight-complex="normal"/>
    </style:style>
    <style:style style:name="T3" style:family="text">
      <style:text-properties fo:font-weight="normal" officeooo:rsid="0005ded4" style:font-weight-asian="normal" style:font-weight-complex="normal"/>
    </style:style>
    <style:style style:name="T4" style:family="text">
      <style:text-properties officeooo:rsid="0005ded4"/>
    </style:style>
    <style:style style:name="T5" style:family="text">
      <style:text-properties officeooo:rsid="00064f20"/>
    </style:style>
    <style:style style:name="T6" style:family="text">
      <style:text-properties style:font-name="Calibri1" officeooo:rsid="00064f20" style:font-name-asian="Calibri1" style:font-name-complex="Calibri1"/>
    </style:style>
    <style:style style:name="T7" style:family="text">
      <style:text-properties officeooo:rsid="0006a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ungeon Masters</text:span></text:p>
      <text:p text:style-name="P2"><text:span text:style-name="T1">Handbuch</text:span></text:p>
      <text:p text:style-name="P2"><text:span text:style-name="T1"/></text:p>
      <text:p text:style-name="P5"><text:span text:style-name="T7">Inhaltsverzeichnis</text:span></text:p>
      <text:p text:style-name="P8"><text:span text:style-name="T7">1. Einleitung</text:span></text:p>
      <text:p text:style-name="P8"><text:span text:style-name="T7">2. Das Hauptmenü</text:span></text:p>
      <text:p text:style-name="P8"><text:span text:style-name="T7">3. Das Hauptspiel</text:span></text:p>
      <text:p text:style-name="P8"><text:span text:style-name="T7"><text:tab/>3.1 Die Oberwelt</text:span></text:p>
      <text:p text:style-name="P8"><text:span text:style-name="T7"><text:tab/>3.2 Die Quests</text:span></text:p>
      <text:p text:style-name="P8"><text:span text:style-name="T7"><text:tab/>3.3 Das Inventar</text:span></text:p>
      <text:p text:style-name="P8"><text:span text:style-name="T7"><text:tab/>3.4 Der Shop</text:span></text:p>
      <text:p text:style-name="P8"><text:span text:style-name="T7"><text:tab/>3.5 Das Kampfsystem</text:span></text:p>
      <text:p text:style-name="P8"><text:span text:style-name="T7">4. Steuerung</text:span></text:p>
      <text:p text:style-name="P5"><text:span text:style-name="T7"/></text:p>
      <text:p text:style-name="P2"><text:span text:style-name="T1">Einleitung</text:span></text:p>
      <text:p text:style-name="P6"><text:span text:style-name="T1">Dungeon Masters ist eine klassischer Dungeon Crawler, der im Zuge des Programmierpraktikums 2013 der Heinrich-Heine-Universität entwickelt wurde. </text:span></text:p>
      <text:p text:style-name="P7"><text:span text:style-name="T5">Das Setting ist der klassischen Fantasy zuzuordnen. </text:span></text:p>
      <text:p text:style-name="P2"><text:span text:style-name="T4"/></text:p>
      <text:p text:style-name="P2"><text:span text:style-name="T4">Das </text:span><text:span text:style-name="T1">Hauptmenü</text:span></text:p>
      <text:p text:style-name="P2"><text:span text:style-name="T2">Die Menüpunkte lassen sich über die Tasten W und S oder über die Pfeiltasten hoch und runter auswählen. Die Auswahl wird mit der Enter-Taste bestätigt.</text:span></text:p>
      <text:p text:style-name="P2"><text:span text:style-name="T2">Folgende Menüpunkte stehen zur Auswahl:</text:span></text:p>
      <text:p text:style-name="P2"><text:span text:style-name="T1">New Game</text:span><text:span text:style-name="T2"> – </text:span><text:span text:style-name="T3">Startet </text:span><text:span text:style-name="T2">ein neues Spiel</text:span></text:p>
      <text:p text:style-name="P2"><text:span text:style-name="T1">Multiplayer</text:span><text:span text:style-name="T2"> –</text:span><text:span text:style-name="T3"> Startet </text:span><text:span text:style-name="T2">eine neue Multiplayerpartie</text:span></text:p>
      <text:p text:style-name="P2"><text:span text:style-name="T1">Credits</text:span><text:span text:style-name="T2"> –</text:span><text:span text:style-name="T3"> Zeigt </text:span><text:span text:style-name="T2">alle Personen, die an der Entwicklung des Spiels beteiligt waren</text:span></text:p>
      <text:p text:style-name="P2"><text:span text:style-name="T1">Exit</text:span><text:span text:style-name="T2"> –</text:span><text:span text:style-name="T3"> Beendet </text:span><text:span text:style-name="T2">das Programm</text:span></text:p>
      <text:p text:style-name="P2"><text:span text:style-name="T2"/></text:p>
      <text:p text:style-name="P2"><text:span text:style-name="T1">Das Hauptspiel</text:span></text:p>
      <text:p text:style-name="P3"><text:span text:style-name="T4">Die Oberwelt</text:span></text:p>
      <text:p text:style-name="P6"><text:span text:style-name="T1">Das Spiel auf der Oberwelt verläuft in Echtzeit. Der Spieler kontrolliert eine Heldengruppe, die durch eine einzelne Spielfigur dargestellt wird. Auf der Oberwelt hat der Spieler verschiedene Möglichkeiten zur Interaktion mit seiner Umwelt. Neben Monstergruppen gibt es </text:span><text:span text:style-name="T4">Questgeber, Shops sowie liegengelassene Gegenstände.</text:span></text:p>
      <text:p text:style-name="P6"><text:span text:style-name="T1">Ziel des Spiels ist es den letzten </text:span><text:span text:style-name="T4">Bossgegner</text:span><text:span text:style-name="T1"> zu besiegen </text:span><text:span text:style-name="T4">und dadurch die Welt vom Bösen zu befreien.</text:span></text:p>
      <text:p text:style-name="P2"><text:span text:style-name="T1"/></text:p>
      <text:p text:style-name="P2"><text:span text:style-name="T1">D</text:span><text:span text:style-name="T4">ie</text:span><text:span text:style-name="T1"> Quests</text:span></text:p>
      <text:p text:style-name="P6"><text:span text:style-name="T1">Immer wieder trifft der Spieler auf die Sphinx, welche Aufgaben für diesen bereit stellt. Diese Aufgaben sind optional. Für jede gelöst Aufgabe erhält der Spieler </text:span><text:span text:style-name="T5">eine bestimmte Anzahl </text:span><text:span text:style-name="T1">Gold</text:span><text:span text:style-name="T5">stücke</text:span><text:span text:style-name="T1">, welche er im Shop gegen Ausrüstung oder Tränke eintauschen kann. </text:span></text:p>
      <text:p text:style-name="P6"><text:span text:style-name="T1">Eine gestellt Aufgabe muss nicht sofort gelöst werden. Allerdings kann zu jeder Aufgabe lediglich eine Antwort gegeben werden. Ist diese Antwort nicht korrekt hat der Spieler keine Möglichkeit mehr diese Aufgabe zu lösen.</text:span></text:p>
      <text:p text:style-name="P2"><text:span text:style-name="T1"/></text:p>
      <text:p text:style-name="P2"><text:span text:style-name="T1">Das Inventar</text:span></text:p>
      <text:p text:style-name="P6"><text:span text:style-name="T1">Im Inventar kann der Spieler seine Waffen- und Rüstungsgegestände sowie seine Heil- und Manatränke einsehen. Zudem kann der Spieler die gefundenen und gekaufte Ausrüstung anlegen, wodurch sich der Schaden und die Widerstandsfähigkeit im Kampf verbessern.</text:span></text:p>
      <text:p text:style-name="P2"><text:soft-page-break/><text:span text:style-name="T1">D</text:span><text:span text:style-name="T4">er</text:span><text:span text:style-name="T1"> Shop</text:span></text:p>
      <text:p text:style-name="P6"><text:span text:style-name="T1">Überall auf der Karte sind Shops verteilt in denen der Spieler sein Geld gegen Ausrüstung und Tränke eintauschen kann. Einmal gekaufte Gegenstände können nicht wieder verkauft werden.</text:span></text:p>
      <text:p text:style-name="P2"><text:span text:style-name="T1"/></text:p>
      <text:p text:style-name="P2"><text:span text:style-name="T1">D</text:span><text:span text:style-name="T4">er</text:span><text:span text:style-name="T1"> Kampf</text:span></text:p>
      <text:p text:style-name="P6"><text:span text:style-name="T1">Trifft der Spieler auf ein Monster wechselt das Spiel in den Kampfmodus. </text:span><text:span text:style-name="T4">Kämpfe laufen rundenbasiert ab. Erster Akteur ist stets der Spieler. Dieser hat die Wahl zwischen folgenden Befehlen:</text:span></text:p>
      <text:p text:style-name="P3"><text:span text:style-name="T4">Attack</text:span><text:span text:style-name="T3"> – Der aktive Held führt eine Basisattacke aus</text:span></text:p>
      <text:p text:style-name="P3"><text:span text:style-name="T4">Spell</text:span><text:span text:style-name="T3"> – Der Spieler wählt eine Fähigkeit aus des Zauberliste des aktiven Helden aus und wirkt <text:tab/>diesen auf den Gegner oder einen Verbündeten</text:span></text:p>
      <text:p text:style-name="P3"><text:span text:style-name="T4">Item</text:span><text:span text:style-name="T3"> – Der aktive Held benutzt einen Heil- oder Manatrank </text:span></text:p>
      <text:p text:style-name="P3"><text:span text:style-name="T4">Defend</text:span><text:span text:style-name="T3"> – Der aktive Held geht in die Abwehrhaltung und reduziert so jeglichen Schaden</text:span></text:p>
      <text:p text:style-name="P3"><text:span text:style-name="T3">Haben alle Helden ihre Aktionen ausgeführt ist der Gegener am Zug und führt seine Aktionen aus. </text:span></text:p>
      <text:p text:style-name="P3"><text:span text:style-name="T3">Der Kampf ist beendet, sobald die Lebenspunkte aller Gegner oder aller Helden auf 0 sinken. </text:span></text:p>
      <text:p text:style-name="P3"><text:span text:style-name="T3">Für jede besiegte Gegnergruppe erhält die Heldengruppe eine bestimmte Anzahl Gold. Sollte die Heldengruppe in einem Kampf gänzlich ausgelöscht werden, wird diese im letzten Spielbildschirm wiederbelebt und der Gruppe wird ein Leben abgezogen. Sollte die Gruppe über keine Leben mehr verfügen ist das Spiel vorbei.</text:span></text:p>
      <text:p text:style-name="P3"><text:span text:style-name="T3"/></text:p>
      <text:p text:style-name="P4"><text:span text:style-name="T5">Steuerung</text:span></text:p>
      <text:p text:style-name="P4"><text:span text:style-name="T5"/></text:p>
      <table:table table:name="Tabelle1" table:style-name="Tabelle1">
        <table:table-column table:style-name="Tabelle1.A"/>
        <table:table-column table:style-name="Tabelle1.B"/>
        <table:table-row>
          <table:table-cell table:style-name="Tabelle1.A1" office:value-type="string">
            <text:p text:style-name="P11"><text:span text:style-name="T5">Taste</text:span></text:p>
          </table:table-cell>
          <table:table-cell table:style-name="Tabelle1.B1" office:value-type="string">
            <text:p text:style-name="P11"><text:span text:style-name="T5">Verwendung</text:span></text:p>
          </table:table-cell>
        </table:table-row>
        <table:table-row>
          <table:table-cell table:style-name="Tabelle1.A2" office:value-type="string">
            <text:p text:style-name="P11"><text:span text:style-name="T5">W,A,S,D</text:span></text:p>
          </table:table-cell>
          <table:table-cell table:style-name="Tabelle1.B2" office:value-type="string">
            <text:p text:style-name="P11"><text:span text:style-name="T5">Steuerung der Spielfigur</text:span></text:p>
            <text:p text:style-name="P11"><text:span text:style-name="T5">Menüführung (Hauptmenü, Shop, Quests, Kampfmodus)</text:span></text:p>
          </table:table-cell>
        </table:table-row>
        <table:table-row>
          <table:table-cell table:style-name="Tabelle1.A2" office:value-type="string">
            <text:p text:style-name="P11"><text:span text:style-name="T6">↑,←,↓,→</text:span></text:p>
          </table:table-cell>
          <table:table-cell table:style-name="Tabelle1.B2" office:value-type="string">
            <text:p text:style-name="P11"><text:span text:style-name="T5">Menüführung (Hauptmenü, Shop, Quests, Kampfmodus, Inventar)</text:span></text:p>
          </table:table-cell>
        </table:table-row>
        <table:table-row>
          <table:table-cell table:style-name="Tabelle1.A2" office:value-type="string">
            <text:p text:style-name="P11"><text:span text:style-name="T5">Enter</text:span></text:p>
          </table:table-cell>
          <table:table-cell table:style-name="Tabelle1.B2" office:value-type="string">
            <text:p text:style-name="P11"><text:span text:style-name="T5">Aufsammeln von Items</text:span></text:p>
            <text:p text:style-name="P11"><text:span text:style-name="T5">Bestätigen einer Auswahl</text:span></text:p>
          </table:table-cell>
        </table:table-row>
        <table:table-row>
          <table:table-cell table:style-name="Tabelle1.A2" office:value-type="string">
            <text:p text:style-name="P11"><text:span text:style-name="T5">Esc</text:span></text:p>
          </table:table-cell>
          <table:table-cell table:style-name="Tabelle1.B2" office:value-type="string">
            <text:p text:style-name="P10"/>
          </table:table-cell>
        </table:table-row>
      </table:table>
      <text:p text:style-name="P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6T10:25:13.80</meta:creation-date>
    <dc:date>2013-07-16T11:23:02.48</dc:date>
    <meta:editing-duration>PT3M37S</meta:editing-duration>
    <meta:editing-cycles>1</meta:editing-cycles>
    <meta:document-statistic meta:table-count="1" meta:image-count="0" meta:object-count="0" meta:page-count="2" meta:paragraph-count="54" meta:word-count="503" meta:character-count="3437" meta:non-whitespace-character-count="2968"/>
    <meta:generator>LibreOffice/4.0.3.3$Windows_x86 LibreOffice_project/0eaa50a932c8f2199a615e1eb30f7ac74279539</meta:generator>
  </office:meta>
</office:document-meta>
</file>